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6ab6a" officeooo:paragraph-rsid="0006ab6a"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54b07" style:font-name-asian="Garamond1" style:font-size-asian="12pt" style:font-name-complex="Garamond1" style:font-size-complex="12pt"/>
    </style:style>
    <style:style style:name="T5" style:family="text">
      <style:text-properties style:font-name="Garamond" fo:font-size="12pt" officeooo:rsid="0006ab6a"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sessions_help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5">✓</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5">✓</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
      <text:list xml:id="list4450347574497845429"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727649936688" text:continue-numbering="true" text:style-name="WWNum1">
        <text:list-item>
          <text:p text:style-name="P26"><text:soft-page-break/></text:p>
        </text:list-item>
        <text:list-item>
          <text:p text:style-name="P26"/>
        </text:list-item>
      </text:list>
      <text:p text:style-name="P10"/>
      <text:p text:style-name="P10"/>
      <text:p text:style-name="P10"/>
      <text:p text:style-name="P10"/>
      <text:list xml:id="list122727868143511"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7:26.379419049</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0" meta:non-whitespace-character-count="2157"/>
  </office:meta>
</office:document-meta>
</file>